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48a" officeooo:paragraph-rsid="0000a48a"/>
    </style:style>
    <style:style style:name="P2" style:family="paragraph" style:parent-style-name="Standard">
      <style:paragraph-properties fo:text-align="center" style:justify-single-word="false"/>
      <style:text-properties officeooo:rsid="0000a48a" officeooo:paragraph-rsid="0000a48a"/>
    </style:style>
    <style:style style:name="P3" style:family="paragraph" style:parent-style-name="Standard">
      <style:paragraph-properties fo:text-align="start" style:justify-single-word="false"/>
      <style:text-properties officeooo:rsid="00010a18" officeooo:paragraph-rsid="00010a18"/>
    </style:style>
    <style:style style:name="P4" style:family="paragraph" style:parent-style-name="Standard">
      <style:paragraph-properties fo:text-align="center" style:justify-single-word="false"/>
      <style:text-properties fo:color="#ce181e" fo:font-weight="bold" officeooo:rsid="00010a18" officeooo:paragraph-rsid="00010a18" style:font-weight-asian="bold" style:font-weight-complex="bold"/>
    </style:style>
    <style:style style:name="T1" style:family="text">
      <style:text-properties officeooo:rsid="00010a18"/>
    </style:style>
    <style:style style:name="T2" style:family="text">
      <style:text-properties fo:color="#1b75bc" fo:font-weight="bold" style:font-weight-asian="bold" style:font-weight-complex="bold"/>
    </style:style>
    <style:style style:name="T3" style:family="text">
      <style:text-properties officeooo:rsid="0001f2e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date style:data-style-name="N37" text:date-value="2020-02-18T20:35:33.998132217" text:fixed="true">02/18/20</text:date></text:p>
      <text:p text:style-name="Standard"/>
      <text:p text:style-name="P2">The Scary <text:span text:style-name="T2">“C”</text:span> Word<text:line-break/>by Kyle Eggleston</text:p>
      <text:p text:style-name="P1"/>
      <text:p text:style-name="P1"><text:tab/>There’s a scary word out there that begins with the letter C. <text:span text:style-name="T1">Know what that word is?</text:span></text:p>
      <text:p text:style-name="P4">Cancer</text:p>
      <text:p text:style-name="P3"><text:tab/>Yep, that’s right. It’s a word that is scary no one wants to hear or read or see...or whatever there is regarding it. I don’t know what to think. Bone Cancer is a possibility. That’s all I know. It’s creepy just thinking that could be a thing someone could have. I mean, what happens if that’s the case? <text:span text:style-name="T3">Do we just deal with it and hope for the best?</text:span></text:p>
      <text:p text:style-name="P3"><text:tab/><text:span text:style-name="T3">Who does that? Who can just hope for the best and see what happens? Shoot. Talk about a crazy thought that happens and comes and goes and whatever else there is. I mean, I don’t want to have to deal with that thought process. Just waiting to hear back from the doctor about it is freaking me out. It happens a lot. I try not to think about it, but then I end up thinking about it even more...who knows how it will end. I don’t. I wish I did. But for now I’m just sitting here wai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0:35:26.301110303</meta:creation-date>
    <dc:date>2020-02-18T20:40:58.946258101</dc:date>
    <meta:editing-duration>PT5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93" meta:character-count="972" meta:non-whitespace-character-count="782"/>
  </office:meta>
</office:document-meta>
</file>